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7fd9a" officeooo:paragraph-rsid="0017fd9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17fd9a" officeooo:paragraph-rsid="0017fd9a" style:font-size-asian="14pt" style:font-size-complex="14pt"/>
    </style:style>
    <style:style style:name="T1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álisis</text:span> del examen 1 de Informática II, por Sebastian Puerta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04:48:33.330765887</meta:creation-date>
    <dc:date>2023-04-08T04:50:51.763632502</dc:date>
    <meta:editing-duration>PT2M19S</meta:editing-duration>
    <meta:editing-cycles>1</meta:editing-cycles>
    <meta:document-statistic meta:table-count="0" meta:image-count="0" meta:object-count="0" meta:page-count="1" meta:paragraph-count="1" meta:word-count="10" meta:character-count="61" meta:non-whitespace-character-count="52"/>
    <meta:generator>LibreOffice/7.3.7.2$Linux_X86_64 LibreOffice_project/30$Build-2</meta:generator>
  </office:meta>
</office:document-meta>
</file>